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19c2b" officeooo:paragraph-rsid="00019c2b"/>
    </style:style>
    <style:style style:name="P2" style:family="paragraph" style:parent-style-name="Standard">
      <style:text-properties style:font-name="Times New Roman" officeooo:rsid="0002b10f" officeooo:paragraph-rsid="0002b10f"/>
    </style:style>
    <style:style style:name="P3" style:family="paragraph" style:parent-style-name="Standard">
      <style:text-properties style:font-name="Times New Roman" fo:language="fr" fo:country="CI" officeooo:rsid="00077f8c" officeooo:paragraph-rsid="00077f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M : Permet aux développeurs de s’affranchir de la structure de la BDD, de ne pas écrit de SQL et de rester dans un langage objet.</text:p>
      <text:p text:style-name="P1"/>
      <text:p text:style-name="P1">La structure des fichier devait être déclarer à chaque fois.</text:p>
      <text:p text:style-name="P1"/>
      <text:p text:style-name="P2">Pointeur logique </text:p>
      <text:p text:style-name="P3">Entité regroupe un objet concret et <text:s/>abstrai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7-17T13:26:25.103000000</meta:creation-date>
    <dc:date>2024-07-17T15:37:18.718000000</dc:date>
    <meta:editing-duration>PT15M59S</meta:editing-duration>
    <meta:editing-cycles>1</meta:editing-cycles>
    <meta:document-statistic meta:table-count="0" meta:image-count="0" meta:object-count="0" meta:page-count="1" meta:paragraph-count="4" meta:word-count="45" meta:character-count="253" meta:non-whitespace-character-count="210"/>
    <meta:generator>Document_Manager_Pro/6.3.5.2$Windows_x86 LibreOffice_project/</meta:generator>
  </office:meta>
</office:document-meta>
</file>